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119c11" officeooo:paragraph-rsid="00119c11"/>
    </style:style>
    <style:style style:name="P2" style:family="paragraph" style:parent-style-name="Standard">
      <style:text-properties style:font-name="Arial" fo:font-size="13pt" fo:font-weight="bold" officeooo:rsid="00119c11" officeooo:paragraph-rsid="00119c11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Arial" fo:font-size="13pt" fo:font-weight="bold" officeooo:rsid="00119c11" officeooo:paragraph-rsid="0012d700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Arial" fo:font-size="6pt" fo:font-weight="bold" officeooo:rsid="00119c11" officeooo:paragraph-rsid="00119c11" style:font-size-asian="5.25pt" style:font-weight-asian="bold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2d700" officeooo:paragraph-rsid="0012d70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ce181e" style:font-name="Arial" fo:font-weight="bold" officeooo:rsid="0012d700" officeooo:paragraph-rsid="0012d700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dddddd"/>
      <style:paragraph-properties fo:text-align="center"/>
    </style:style>
    <style:style style:name="P9" style:family="paragraph">
      <loext:graphic-properties draw:fill="solid" draw:fill-color="#fff200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solid" draw:fill-color="#72bf44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ce181e" style:font-name="Arial" fo:font-weight="bold" style:font-weight-asian="bold" style:font-weight-complex="bold"/>
    </style:style>
    <style:style style:name="P12" style:family="paragraph">
      <loext:graphic-properties draw:fill="solid" draw:fill-color="#ffffff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ffffff"/>
      <style:text-properties style:font-name="Arial" fo:font-size="11pt" style:font-size-asian="11pt" style:font-size-complex="11pt"/>
    </style:style>
    <style:style style:name="P16" style:family="paragraph">
      <loext:graphic-properties draw:fill="solid" draw:fill-color="#adc5e7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>
      <loext:graphic-properties draw:fill="solid" draw:fill-color="#ffffff"/>
    </style:style>
    <style:style style:name="P18" style:family="paragraph"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e181e" style:font-name="Arial" fo:font-weight="bold" style:font-weight-asian="bold" style:font-weight-complex="bold"/>
    </style:style>
    <style:style style:name="T3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fill="solid" draw:fill-color="#dddddd" draw:textarea-horizontal-align="justify" draw:textarea-vertical-align="middle" draw:auto-grow-height="false" fo:min-height="0.714cm" fo:min-width="7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200" draw:textarea-horizontal-align="justify" draw:textarea-vertical-align="middle" draw:auto-grow-height="false" fo:min-height="0.714cm" fo:min-width="9.0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dddddd" draw:textarea-horizontal-align="justify" draw:textarea-vertical-align="middle" draw:auto-grow-height="false" fo:min-height="0.714cm" fo:min-width="7.3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72bf44" draw:textarea-horizontal-align="justify" draw:textarea-vertical-align="middle" draw:auto-grow-height="false" fo:min-height="0.714cm" fo:min-width="7.5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ffff" draw:textarea-horizontal-align="justify" draw:textarea-vertical-align="middle" draw:auto-grow-height="false" fo:min-height="0.9cm" fo:min-width="14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0.9cm" fo:min-width="16.4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014cm" fo:min-width="2.626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ffff" draw:textarea-horizontal-align="justify" draw:textarea-vertical-align="middle" draw:auto-grow-height="false" fo:min-height="10.319cm" fo:min-width="3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ffffff" draw:textarea-horizontal-align="justify" draw:textarea-vertical-align="middle" draw:auto-grow-height="false" fo:min-height="10.319cm" fo:min-width="3.2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adc5e7" draw:textarea-horizontal-align="justify" draw:textarea-vertical-align="middle" draw:auto-grow-height="false" fo:min-height="2.037cm" fo:min-width="3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adc5e7" draw:textarea-horizontal-align="justify" draw:textarea-vertical-align="middle" draw:auto-grow-height="false" fo:min-height="2.037cm" fo:min-width="3.2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solid" draw:fill-color="#ffffff" draw:textarea-horizontal-align="justify" draw:textarea-vertical-align="middle" draw:auto-grow-height="false" fo:min-height="1.693cm" fo:min-width="13.1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395cm" fo:min-width="0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649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5" draw:name="Forme2" draw:style-name="gr6" draw:text-style-name="P12" svg:width="16.484cm" svg:height="0.9cm" svg:x="0.113cm" svg:y="0.118cm"><text:p text:style-name="P7"><text:span text:style-name="T3">Sinistre d’un logement particulier de jour / de nuit / week-end / jours fériés</text:span></text:p><draw:enhanced-geometry svg:viewBox="0 0 21600 21600" draw:type="rectangle" draw:enhanced-path="M 0 0 L 21600 0 21600 21600 0 21600 0 0 Z N"/></draw:custom-shape></text:p>
      <text:p text:style-name="P2"/>
      <text:p text:style-name="P2"><draw:custom-shape text:anchor-type="paragraph" draw:z-index="4" draw:name="Forme2" draw:style-name="gr5" draw:text-style-name="P11" svg:width="14.844cm" svg:height="0.9cm" svg:x="0.589cm" svg:y="0.303cm"><text:p text:style-name="P7"><text:span text:style-name="T2">L’élu se déplace obligatoirement avec le cadre d’astreinte</text:span></text:p><draw:enhanced-geometry svg:viewBox="0 0 21600 21600" draw:type="rectangle" draw:enhanced-path="M 0 0 L 21600 0 21600 21600 0 21600 0 0 Z N"/></draw:custom-shape></text:p>
      <text:p text:style-name="P2"/>
      <text:p text:style-name="P4"><draw:custom-shape text:anchor-type="paragraph" draw:z-index="14" draw:name="Forme7" draw:style-name="gr13" draw:text-style-name="P18" svg:width="0.345cm" svg:height="0.452cm" svg:x="7.918cm" svg:y="0.1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1"><draw:custom-shape text:anchor-type="paragraph" draw:z-index="6" draw:name="Forme2" draw:style-name="gr5" draw:text-style-name="P11" svg:width="14.844cm" svg:height="0.9cm" svg:x="0.669cm" svg:y="0.108cm"><text:p text:style-name="P7"><text:span text:style-name="T2">Point de situation avec les pompiers</text:span></text:p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16" draw:name="Forme7" draw:style-name="gr13" draw:text-style-name="P18" svg:width="0.345cm" svg:height="0.452cm" svg:x="7.918cm" svg:y="0.03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Actions à mener</text:p>
          </table:table-cell>
        </table:table-row>
        <table:table-row>
          <table:table-cell table:style-name="Tableau1.A2" office:value-type="string">
            <text:p text:style-name="P5">Avertir les bailleurs ou propriétaires</text:p>
            <text:p text:style-name="P5">Voir si nécessité de reloger immédiatement </text:p>
          </table:table-cell>
        </table:table-row>
      </table:table>
      <text:p text:style-name="P1"><draw:custom-shape text:anchor-type="paragraph" draw:z-index="12" draw:name="Forme3" draw:style-name="gr7" draw:text-style-name="P13" svg:width="3.128cm" svg:height="2.266cm" svg:x="7.213cm" svg:y="0.303cm"><text:p/><draw:enhanced-geometry svg:viewBox="0 0 787 799" draw:mirror-horizontal="true" draw:mirror-vertical="true" draw:type="non-primitive" draw:enhanced-path="M 439 12 L 535 102 391 246 252 108 349 12 0 0 12 348 108 258 282 433 282 799 511 799 511 427 685 252 781 348 787 0 439 12 Z N"/></draw:custom-shape></text:p>
      <text:p text:style-name="P1"/>
      <text:p text:style-name="P1"/>
      <text:p text:style-name="P1"/>
      <text:p text:style-name="P1"/>
      <text:p text:style-name="P1"><draw:custom-shape text:anchor-type="paragraph" draw:z-index="0" draw:name="Forme1" draw:style-name="gr1" draw:text-style-name="P8" svg:width="7.171cm" svg:height="0.715cm" svg:x="0.272cm" svg:y="0.399cm"><text:p text:style-name="P7">Besoin de reloger</text:p><draw:enhanced-geometry svg:viewBox="0 0 21600 21600" draw:type="rectangle" draw:enhanced-path="M 0 0 L 21600 0 21600 21600 0 21600 0 0 Z N"/></draw:custom-shape></text:p>
      <text:p text:style-name="P1"><draw:custom-shape text:anchor-type="paragraph" draw:z-index="3" draw:name="Forme1" draw:style-name="gr4" draw:text-style-name="P10" svg:width="7.515cm" svg:height="0.715cm" svg:x="10.035cm" svg:y="2.611cm"><text:p text:style-name="P7">L’élu donne une fiche démarches N° 2</text:p><draw:enhanced-geometry svg:viewBox="0 0 21600 21600" draw:type="rectangle" draw:enhanced-path="M 0 0 L 21600 0 21600 21600 0 21600 0 0 Z N"/></draw:custom-shape><draw:custom-shape text:anchor-type="paragraph" draw:z-index="2" draw:name="Forme1" draw:style-name="gr3" draw:text-style-name="P8" svg:width="7.361cm" svg:height="0.715cm" svg:x="9.818cm" svg:y="0.071cm"><text:p text:style-name="P7">Peuvent rester sur place</text:p><draw:enhanced-geometry svg:viewBox="0 0 21600 21600" draw:type="rectangle" draw:enhanced-path="M 0 0 L 21600 0 21600 21600 0 21600 0 0 Z N"/></draw:custom-shape><draw:custom-shape text:anchor-type="paragraph" draw:z-index="1" draw:name="Forme1" draw:style-name="gr2" draw:text-style-name="P9" svg:width="9.076cm" svg:height="0.715cm" svg:x="-0.337cm" svg:y="14.362cm"><text:p text:style-name="P7"><text:span text:style-name="T1">L’élu donne une fiche démarches N° 1</text:span></text:p><draw:enhanced-geometry svg:viewBox="0 0 21600 21600" draw:type="rectangle" draw:enhanced-path="M 0 0 L 21600 0 21600 21600 0 21600 0 0 Z N"/></draw:custom-shape><draw:custom-shape text:anchor-type="paragraph" draw:z-index="8" draw:name="Forme4" draw:style-name="gr8" draw:text-style-name="P14" svg:width="3.308cm" svg:height="10.32cm" svg:x="-0.39cm" svg:y="3.344cm"><text:p text:style-name="P7"><text:span text:style-name="T4">L’élu conseille de </text:span></text:p><text:p text:style-name="P7"><text:span text:style-name="T4">contacter le</text:span></text:p><text:p text:style-name="P7"><text:span text:style-name="T4">CCAS N°</text:span></text:p><text:p text:style-name="P7"><text:span text:style-name="T4">02 38 71 93 42</text:span></text:p><text:p text:style-name="P7"><text:span text:style-name="T4"/></text:p><text:p text:style-name="P7"><text:span text:style-name="T4">Pour conseils </text:span></text:p><text:p text:style-name="P7"><text:span text:style-name="T4">aide matérielles,</text:span></text:p><text:p text:style-name="P7"><text:span text:style-name="T4">psychologique,</text:span></text:p><text:p text:style-name="P7"><text:span text:style-name="T4"><text:s/></text:span><text:span text:style-name="T4">vêtements</text:span></text:p><text:p/><draw:enhanced-geometry svg:viewBox="0 0 21600 21600" draw:type="rectangle" draw:enhanced-path="M 0 0 L 21600 0 21600 21600 0 21600 0 0 Z N"/></draw:custom-shape><draw:custom-shape text:anchor-type="paragraph" draw:z-index="9" draw:name="Forme4" draw:style-name="gr9" draw:text-style-name="P15" svg:width="3.282cm" svg:height="10.32cm" svg:x="5.457cm" svg:y="3.318cm"><text:p><text:span text:style-name="T5"/></text:p><text:p><text:span text:style-name="T5"/></text:p><text:p><text:span text:style-name="T5"/></text:p><text:p text:style-name="P7"><text:span text:style-name="T4">L’élu d’astreinte</text:span></text:p><text:p text:style-name="P7"><text:span text:style-name="T4">accompagne les</text:span></text:p><text:p text:style-name="P7"><text:span text:style-name="T4">sinistrés jusqu’au</text:span></text:p><text:p text:style-name="P7"><text:span text:style-name="T4">logement d’urgence</text:span></text:p><text:p text:style-name="P7"><text:span text:style-name="T4">au 16 rue de </text:span></text:p><text:p text:style-name="P7"><text:span text:style-name="T4">Verdun</text:span></text:p><text:p text:style-name="P7"><text:span text:style-name="T4">(clés dans la</text:span></text:p><text:p text:style-name="P7"><text:span text:style-name="T4">valise d’astreinte)</text:span></text:p><text:p text:style-name="P7"><text:span text:style-name="T4">et fait signer</text:span></text:p><text:p text:style-name="P7"><text:span text:style-name="T4">Le contrat</text:span></text:p><text:p text:style-name="P7"><text:span text:style-name="T4">d’hébergement</text:span></text:p><text:p text:style-name="P7"><text:span text:style-name="T4">en 2 ex : 1 pour la </text:span></text:p><text:p text:style-name="P7"><text:span text:style-name="T4">famille 1 pour l’élu</text:span></text:p><text:p text:style-name="P7"><text:span text:style-name="T4">qui le remet</text:span></text:p><text:p text:style-name="P7"><text:span text:style-name="T4">Au CCAS </text:span></text:p><draw:enhanced-geometry svg:viewBox="0 0 21600 21600" draw:type="rectangle" draw:enhanced-path="M 0 0 L 21600 0 21600 21600 0 21600 0 0 Z N"/></draw:custom-shape><draw:custom-shape text:anchor-type="paragraph" draw:z-index="10" draw:name="Forme5" draw:style-name="gr10" draw:text-style-name="P16" svg:width="3.308cm" svg:height="2.038cm" svg:x="-0.39cm" svg:y="3.344cm"><text:p text:style-name="P7"><text:span text:style-name="T6">Si hébergement</text:span></text:p><text:p text:style-name="P7"><text:span text:style-name="T6"><text:s/></text:span><text:span text:style-name="T6">possible par</text:span></text:p><text:p text:style-name="P7"><text:span text:style-name="T6">famille / amis</text:span></text:p><draw:enhanced-geometry svg:viewBox="0 0 21600 21600" draw:type="rectangle" draw:enhanced-path="M 0 0 L 21600 0 21600 21600 0 21600 0 0 Z N"/></draw:custom-shape><draw:custom-shape text:anchor-type="paragraph" draw:z-index="11" draw:name="Forme5" draw:style-name="gr11" draw:text-style-name="P16" svg:width="3.282cm" svg:height="2.038cm" svg:x="5.457cm" svg:y="3.318cm"><text:p text:style-name="P7"><text:span text:style-name="T6">Si pas</text:span></text:p><text:p text:style-name="P7"><text:span text:style-name="T6">d’hébergement</text:span></text:p><text:p text:style-name="P7"><text:span text:style-name="T6">possible</text:span></text:p><draw:enhanced-geometry svg:viewBox="0 0 21600 21600" draw:type="rectangle" draw:enhanced-path="M 0 0 L 21600 0 21600 21600 0 21600 0 0 Z N"/></draw:custom-shape><draw:custom-shape text:anchor-type="paragraph" draw:z-index="7" draw:name="Forme3" draw:style-name="gr7" draw:text-style-name="P13" svg:width="3.128cm" svg:height="2.266cm" svg:x="2.318cm" svg:y="0.891cm"><text:p/><draw:enhanced-geometry svg:viewBox="0 0 787 799" draw:mirror-horizontal="true" draw:mirror-vertical="true" draw:type="non-primitive" draw:enhanced-path="M 439 12 L 535 102 391 246 252 108 349 12 0 0 12 348 108 258 282 433 282 799 511 799 511 427 685 252 781 348 787 0 439 12 Z N"/></draw:custom-shape><draw:custom-shape text:anchor-type="paragraph" draw:z-index="13" draw:name="Forme6" draw:style-name="gr12" draw:text-style-name="P17" svg:width="13.124cm" svg:height="1.694cm" svg:x="2.626cm" svg:y="15.356cm"><text:p text:style-name="P7"><text:span text:style-name="T3">Avertir Madame la Maire</text:span></text:p><text:p><text:span text:style-name="T5">Laisser un message dans la mallette « Logement occupé par ...  »</text:span></text:p><text:p><text:span text:style-name="T5">Téléphoner au CCAS dès son ouverture 02 38 71 93 42</text:span></text:p><draw:enhanced-geometry svg:viewBox="0 0 21600 21600" draw:type="rectangle" draw:enhanced-path="M 0 0 L 21600 0 21600 21600 0 21600 0 0 Z N"/></draw:custom-shape><draw:custom-shape text:anchor-type="paragraph" draw:z-index="15" draw:name="Forme7" draw:style-name="gr14" svg:width="0.583cm" svg:height="0.742cm" svg:x="13.157cm" svg:y="1.41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Forme7" draw:style-name="gr13" draw:text-style-name="P18" svg:width="0.345cm" svg:height="0.452cm" svg:x="6.648cm" svg:y="13.72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5:13:59.438000000</meta:creation-date>
    <dc:date>2020-10-12T16:05:31.118000000</dc:date>
    <meta:editing-duration>PT4M56S</meta:editing-duration>
    <meta:editing-cycles>2</meta:editing-cycles>
    <meta:generator>LibreOffice/6.0.6.2$Windows_X86_64 LibreOffice_project/0c292870b25a325b5ed35f6b45599d2ea4458e77</meta:generator>
    <meta:document-statistic meta:table-count="1" meta:image-count="0" meta:object-count="0" meta:page-count="1" meta:paragraph-count="3" meta:word-count="14" meta:character-count="96" meta:non-whitespace-character-count="84"/>
  </office:meta>
</office:document-meta>
</file>